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60000001EF14CC445A2B13A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Standard" style:list-style-name="L1"/>
    <style:style style:name="P6" style:family="paragraph" style:parent-style-name="Table_20_Contents">
      <style:text-properties officeooo:paragraph-rsid="002c0d42"/>
    </style:style>
    <style:style style:name="P7" style:family="paragraph" style:parent-style-name="Table_20_Contents">
      <style:text-properties officeooo:paragraph-rsid="001d6202"/>
    </style:style>
    <style:style style:name="P8" style:family="paragraph" style:parent-style-name="Table_20_Contents">
      <style:text-properties officeooo:paragraph-rsid="002dae86"/>
    </style:style>
    <style:style style:name="P9" style:family="paragraph" style:parent-style-name="Table_20_Contents">
      <style:text-properties fo:font-size="11pt" officeooo:paragraph-rsid="001d6202" style:font-size-asian="11pt" style:font-size-complex="11pt"/>
    </style:style>
    <style:style style:name="P10" style:family="paragraph" style:parent-style-name="Table_20_Contents">
      <style:text-properties officeooo:rsid="002dae86" officeooo:paragraph-rsid="002dae86"/>
    </style:style>
    <style:style style:name="P11" style:family="paragraph" style:parent-style-name="Text_20_body" style:list-style-name="L1">
      <style:text-properties officeooo:rsid="002e48a0" officeooo:paragraph-rsid="0029a540"/>
    </style:style>
    <style:style style:name="P12" style:family="paragraph" style:parent-style-name="Text_20_body">
      <style:text-properties fo:font-size="2pt" officeooo:paragraph-rsid="001d6202" style:font-size-asian="1.75pt" style:font-size-complex="2pt"/>
    </style:style>
    <style:style style:name="P13" style:family="paragraph" style:parent-style-name="Text_20_body">
      <style:text-properties officeooo:paragraph-rsid="002f46e5"/>
    </style:style>
    <style:style style:name="P14" style:family="paragraph" style:parent-style-name="Text_20_body">
      <style:text-properties officeooo:paragraph-rsid="0027a8ee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27b564"/>
    </style:style>
    <style:style style:name="T7" style:family="text">
      <style:text-properties officeooo:rsid="002d5dcf"/>
    </style:style>
    <style:style style:name="T8" style:family="text">
      <style:text-properties officeooo:rsid="001dcc9d"/>
    </style:style>
    <style:style style:name="T9" style:family="text">
      <style:text-properties officeooo:rsid="0020938e"/>
    </style:style>
    <style:style style:name="T10" style:family="text">
      <style:text-properties officeooo:rsid="00233438"/>
    </style:style>
    <style:style style:name="T11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2" style:family="text">
      <style:text-properties fo:color="#ff0000" officeooo:rsid="00233438" fo:background-color="#ffff00" loext:char-shading-value="0"/>
    </style:style>
    <style:style style:name="T13" style:family="text">
      <style:text-properties officeooo:rsid="00254d4c"/>
    </style:style>
    <style:style style:name="T14" style:family="text">
      <style:text-properties officeooo:rsid="0027a8ee"/>
    </style:style>
    <style:style style:name="T15" style:family="text">
      <style:text-properties officeooo:rsid="002c164a"/>
    </style:style>
    <style:style style:name="T16" style:family="text">
      <style:text-properties fo:color="#c9211e" fo:font-weight="bold" officeooo:rsid="002e48a0" style:font-weight-asian="bold" style:font-weight-complex="bold"/>
    </style:style>
    <style:style style:name="T17" style:family="text">
      <style:text-properties officeooo:rsid="002dae86"/>
    </style:style>
    <style:style style:name="T18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22" style:family="text">
      <style:text-properties fo:font-size="11pt" fo:font-weight="bold" officeooo:rsid="002d5dcf" fo:background-color="transparent" loext:char-shading-value="0" style:font-size-asian="11pt" style:font-weight-asian="bold" style:font-size-complex="11pt" style:font-weight-complex="bold"/>
    </style:style>
    <style:style style:name="T23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24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5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6" style:family="text">
      <style:text-properties style:font-name="DejaVu Sans" fo:font-size="11pt" officeooo:rsid="002fe09a" style:font-size-asian="10.5pt" style:font-weight-asian="normal"/>
    </style:style>
    <style:style style:name="T27" style:family="text">
      <style:text-properties officeooo:rsid="002fe0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F14CC445A2B13ADD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6">ndiquer les tâches de chaque membre du groupe et son investissement</text:span><text:span text:style-name="T1"> dans le projet tuteuré. Pour le pourcentage, il faut tenir compte de deux choses :</text:span></text:p>
      <text:list xml:id="list396209114" text:style-name="L1">
        <text:list-item>
          <text:list>
            <text:list-item>
              <text:list>
                <text:list-item>
                  <text:p text:style-name="P5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11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4"><text:span text:style-name="T10">Chaque membre du groupe (y compris l</text:span><text:span text:style-name="T26">a</text:span><text:span text:style-name="T10"> ou l</text:span><text:span text:style-name="T26">e</text:span><text:span text:style-name="T10"> chef·fe de projet) la remplit individuellement.</text:span></text:p>
      <text:p text:style-name="P13"><text:span text:style-name="T10">Chaque membre du groupe</text:span><text:span text:style-name="T4"> la transmet à la cheffe </text:span><text:span text:style-name="T5">ou </text:span><text:span text:style-name="T4">au chef de projet </text:span><text:span text:style-name="T11">au plus tard à 16 h le jour d’envoi du mail</text:span><text:span text:style-name="T12"> </text:span><text:span text:style-name="T10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9">s</text:span> <text:span text:style-name="T8">d’envoi des mails</text:span></text:p>
          </table:table-cell>
          <table:table-cell table:style-name="Tableau2.A1" office:value-type="string">
            <text:p text:style-name="P3">Tâches réalisées <text:span text:style-name="T13">par vous </text:span>dans la semaine <text:line-break/>(soyez <text:span text:style-name="T14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6"><text:span text:style-name="T25">2</text:span><text:span text:style-name="T19">/</text:span><text:span text:style-name="T20">10/</text:span><text:span text:style-name="T25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5">9</text:span><text:span text:style-name="T21">/10/</text:span><text:span text:style-name="T25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5">16</text:span><text:span text:style-name="T23">/10/</text:span><text:span text:style-name="T25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3">2</text:span><text:span text:style-name="T25">3</text:span><text:span text:style-name="T23">/10/</text:span><text:span text:style-name="T25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5">30</text:span><text:span text:style-name="T21">/1</text:span><text:span text:style-name="T18">0</text:span><text:span text:style-name="T21">/</text:span><text:span text:style-name="T25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5">6</text:span><text:span text:style-name="T21">/11/</text:span><text:span text:style-name="T25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5">13</text:span><text:span text:style-name="T21">/11/</text:span><text:span text:style-name="T25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1">2</text:span><text:span text:style-name="T25">0</text:span><text:span text:style-name="T21">/11/</text:span><text:span text:style-name="T25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3">2</text:span><text:span text:style-name="T25">7</text:span><text:span text:style-name="T23">/11/</text:span><text:span text:style-name="T25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5">4</text:span><text:span text:style-name="T21">/12/</text:span><text:span text:style-name="T25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24">11</text:span><text:span text:style-name="T21">/12/</text:span><text:span text:style-name="T24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5">18</text:span><text:span text:style-name="T21">/12/</text:span><text:span text:style-name="T25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16:58:59.429799776</meta:creation-date>
    <meta:editing-duration>PT2H7M17S</meta:editing-duration>
    <meta:editing-cycles>21</meta:editing-cycles>
    <meta:generator>LibreOffice/6.4.4.2$Linux_X86_64 LibreOffice_project/40$Build-2</meta:generator>
    <dc:title>cours</dc:title>
    <dc:date>2020-08-27T20:20:18.791256324</dc:date>
    <meta:document-statistic meta:table-count="1" meta:image-count="1" meta:object-count="0" meta:page-count="1" meta:paragraph-count="24" meta:word-count="176" meta:character-count="1063" meta:non-whitespace-character-count="910"/>
    <meta:template xlink:type="simple" xlink:actuate="onRequest" xlink:title="cours" xlink:href="../../../../../../../../.config/libreoffice/4/user/template/cours1.ott" meta:date="2017-06-23T16:58:59.281490126"/>
  </office:meta>
</office:document-meta>
</file>